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officeooo:rsid="0009936a" officeooo:paragraph-rsid="0009936a" style:font-weight-asian="bold" style:font-weight-complex="bold"/>
    </style:style>
    <style:style style:name="P2" style:family="paragraph" style:parent-style-name="Standard">
      <style:text-properties style:font-name="Roboto" fo:font-size="22pt" style:text-underline-style="none" fo:font-weight="bold" officeooo:rsid="0009936a" officeooo:paragraph-rsid="0009936a" style:font-weight-asian="bold" style:font-weight-complex="bold"/>
    </style:style>
    <style:style style:name="P3" style:family="paragraph" style:parent-style-name="Standard">
      <style:text-properties style:font-name="Roboto" fo:font-size="12pt" style:text-underline-style="none" fo:font-weight="normal" officeooo:rsid="0009936a" officeooo:paragraph-rsid="0009936a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cripción textual</text:p>
      <text:p text:style-name="P3"/>
      <text:p text:style-name="P3">Se desea desarrolar una aplicación movil donde los usuarios gestionaran sus rutinas de entrenamientos diarios y podran compartirlo a traves de una mini red social. Cada rutina semanal tendra una seríe de ejercicios que debe realizar cada dia. La rutina diaría estara enfocada a un grupo muscular principal y a unos secundarios (si así lo desea el usuario).</text:p>
      <text:p text:style-name="P3"/>
      <text:p text:style-name="P3">Cada ejercicios que pertenezca a una rutina diaría debera de tener unas repeticiones, series y peso objetivo a realizar en cada entrenamiento, donde el usuario podrá indicar, a medida que hace el ejercicio, las seríes que va realizando, el peso que levanta y las reps que consegue hacer. Todos estos datos introducidos por el usuario serán utilizados para realizar una estadistica mensual <text:span text:style-name="T1">(aun por determinar). </text:span></text:p>
      <text:p text:style-name="P3"><text:span text:style-name="T2"/></text:p>
      <text:p text:style-name="P3"/>
      <text:p text:style-name="P3"/>
      <text:p text:style-name="P2">Conocimiento del dominio</text:p>
      <text:p text:style-name="P3"/>
      <text:p text:style-name="P3"/>
      <text:p text:style-name="P2">Requisitos </text:p>
      <text:p text:style-name="P2"/>
      <text:p text:style-name="P2">Especificación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3.2$Linux_X86_64 LibreOffice_project/420$Build-2</meta:generator>
    <dc:date>2024-07-06T21:40:28.695371599</dc:date>
    <meta:editing-duration>PT9M10S</meta:editing-duration>
    <meta:editing-cycles>1</meta:editing-cycles>
    <meta:document-statistic meta:table-count="0" meta:image-count="0" meta:object-count="0" meta:page-count="1" meta:paragraph-count="6" meta:word-count="130" meta:character-count="835" meta:non-whitespace-character-count="709"/>
  </office:meta>
</office:document-meta>
</file>